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draw:fill-color="#ffff66" draw:textarea-horizontal-align="justify" draw:textarea-vertical-align="middle" draw:auto-grow-height="false"/>
    </style:style>
    <style:style style:name="gr4" style:family="graphic">
      <style:graphic-properties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draw:fill-color="#ff66cc" draw:textarea-horizontal-align="justify" draw:textarea-vertical-align="middle" draw:auto-grow-height="false"/>
    </style:style>
    <style:style style:name="gr7" style:family="graphic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11.55cm"/>
    </style:style>
    <style:style style:name="gr9" style:family="graphic">
      <style:graphic-properties draw:fill-color="#ffcc00" draw:textarea-horizontal-align="justify" draw:textarea-vertical-align="middle" draw:auto-grow-height="false" fo:min-height="0cm" fo:min-width="0cm"/>
    </style:style>
    <style:style style:name="gr10" style:family="graphic">
      <style:graphic-properties draw:fill-color="#ffff00" draw:textarea-horizontal-align="justify" draw:textarea-vertical-align="middle" draw:auto-grow-height="false" fo:min-height="0cm" fo:min-width="0cm"/>
    </style:style>
    <style:style style:name="gr11" style:family="graphic">
      <style:graphic-properties draw:fill-color="#ff99ff" draw:textarea-horizontal-align="justify" draw:textarea-vertical-align="middle" draw:auto-grow-height="false" fo:min-height="0cm" fo:min-width="0cm"/>
    </style:style>
    <style:style style:name="gr12" style:family="graphic">
      <style:graphic-properties draw:fill-color="#ccff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9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8pt" fo:font-style="italic" style:font-size-asian="28pt" style:font-style-asian="italic" style:font-size-complex="28pt" style:font-style-complex="italic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text-shadow="1pt 1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ernet Monitor / <text:line-break/>Modem Power Switch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'm on VirginMedia Cable. So, I want to watch some of the 'Linux Action Show' over breakfast but the Internet has gone off again. So now I have to mess about switching the modem off/on <text:s/>and waiting, hopefully, for a connection. </text:p>
            <text:p/>
            <text:p>This project aims to circumvent this problem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Make this an additional job for my RasPi server</text:span>.</text:p>
                <text:p>Set up a cron* job to run at 15 minute intervals.</text:p>
                <text:p>1. Cron job triggers a program which pings a web site. </text:p>
                <text:p>2. If there is no response from the web site modem is switched off for 5 minutes.</text:p>
                <text:p>3. Goto 1</text:p>
              </text:list-header>
            </text:list>
          </draw:text-box>
        </draw:frame>
        <draw:frame draw:style-name="gr2" draw:text-style-name="P1" draw:layer="layout" svg:width="23.581cm" svg:height="2.461cm" svg:x="2.58cm" svg:y="17.528cm">
          <draw:text-box draw:corner-radius="0.231cm">
            <text:p text:style-name="P1"><text:span text:style-name="T2">*The name cron comes from the Greek word for time, χρόνος chron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2" xml:id="id1" draw:id="id1" draw:layer="Layout" svg:width="6.8cm" svg:height="1.8cm" svg:x="4.2cm" svg:y="5.6cm">
          <text:p text:style-name="P2">ping virginmedia.c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3.2cm" svg:height="3.2cm" svg:x="6cm" svg:y="8cm">
          <text:p text:style-name="P2">O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3" draw:id="id3" draw:layer="Layout" svg:width="6.8cm" svg:height="1.8cm" svg:x="4.2cm" svg:y="11.8cm">
          <text:p text:style-name="P2">ping bbc.co.u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3.2cm" svg:height="3.2cm" svg:x="6cm" svg:y="14.2cm">
          <text:p text:style-name="P2">O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5" draw:id="id5" draw:layer="Layout" svg:width="6.8cm" svg:height="1.8cm" svg:x="4.2cm" svg:y="18cm">
          <text:p text:style-name="P2">Set GPIO pin to '1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6.8cm" svg:height="1.8cm" svg:x="17.2cm" svg:y="5.6cm">
          <text:p text:style-name="P2">Wait 5 minu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6.8cm" svg:height="1.8cm" svg:x="17.2cm" svg:y="8.2cm">
          <text:p text:style-name="P2">Set GPIO pin to '0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" svg:x1="7.6cm" svg:y1="7.4cm" svg:x2="7.6cm" svg:y2="8cm" draw:start-shape="id1" draw:start-glue-point="6" draw:end-shape="id2" draw:end-glue-point="4" svg:d="M7600 7400v600" svg:viewBox="0 0 1 601">
          <text:p/>
        </draw:connector>
        <draw:connector draw:style-name="gr5" draw:text-style-name="P3" draw:layer="layout" draw:type="line" svg:x1="7.6cm" svg:y1="11.2cm" svg:x2="7.6cm" svg:y2="11.8cm" draw:start-shape="id2" draw:start-glue-point="6" draw:end-shape="id3" draw:end-glue-point="4" svg:d="M7600 11200v600" svg:viewBox="0 0 1 601">
          <text:p/>
        </draw:connector>
        <draw:connector draw:style-name="gr5" draw:text-style-name="P3" draw:layer="layout" draw:type="line" svg:x1="7.6cm" svg:y1="13.6cm" svg:x2="7.6cm" svg:y2="14.2cm" draw:start-shape="id3" draw:start-glue-point="6" draw:end-shape="id4" draw:end-glue-point="4" svg:d="M7600 13600v600" svg:viewBox="0 0 1 601">
          <text:p/>
        </draw:connector>
        <draw:connector draw:style-name="gr5" draw:text-style-name="P3" draw:layer="layout" draw:type="line" svg:x1="7.6cm" svg:y1="17.4cm" svg:x2="7.6cm" svg:y2="18cm" draw:start-shape="id4" draw:start-glue-point="6" draw:end-shape="id5" draw:end-glue-point="4" svg:d="M7600 17400v600" svg:viewBox="0 0 1 601">
          <text:p/>
        </draw:connector>
        <draw:connector draw:style-name="gr5" draw:text-style-name="P3" draw:layer="layout" draw:type="line" svg:x1="20.6cm" svg:y1="7.4cm" svg:x2="20.6cm" svg:y2="8.2cm" draw:start-shape="id6" draw:start-glue-point="6" draw:end-shape="id7" draw:end-glue-point="4" svg:d="M20600 7400v800" svg:viewBox="0 0 1 801">
          <text:p/>
        </draw:connector>
        <draw:connector draw:style-name="gr5" draw:text-style-name="P3" draw:layer="layout" svg:x1="11cm" svg:y1="18.9cm" svg:x2="17.2cm" svg:y2="6.5cm" draw:start-shape="id5" draw:start-glue-point="7" draw:end-shape="id6" svg:d="M11000 18900h3101v-12400h3099" svg:viewBox="0 0 6201 12401">
          <text:p/>
        </draw:connector>
        <draw:custom-shape draw:style-name="gr6" draw:text-style-name="P2" xml:id="id8" draw:id="id8" draw:layer="Layout" svg:width="6.8cm" svg:height="1.8cm" svg:x="4.2cm" svg:y="1.8cm">
          <text:p text:style-name="P2">Wait for Cron Trig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s" svg:x1="7.6cm" svg:y1="3.6cm" svg:x2="7.6cm" svg:y2="5.6cm" draw:start-shape="id8" draw:start-glue-point="6" draw:end-shape="id1" draw:end-glue-point="4" svg:d="M7600 3600v502 997 501" svg:viewBox="0 0 1 2001">
          <text:p/>
        </draw:connector>
        <draw:connector draw:style-name="gr5" draw:text-style-name="P3" xml:id="id9" draw:id="id9" draw:layer="layout" svg:x1="20.6cm" svg:y1="10cm" svg:x2="25.301cm" svg:y2="2.679cm" draw:start-shape="id7" draw:start-glue-point="6" svg:d="M20600 10000v502h4701v-7823" svg:viewBox="0 0 4702 7824">
          <text:p/>
        </draw:connector>
        <draw:connector draw:style-name="gr5" draw:text-style-name="P3" draw:layer="layout" draw:type="line" svg:x1="25.301cm" svg:y1="2.679cm" svg:x2="11cm" svg:y2="2.7cm" draw:start-shape="id9" draw:start-glue-point="3" draw:end-shape="id8" draw:end-glue-point="7" svg:d="M25301 2679l-14301 21" svg:viewBox="0 0 14302 22">
          <text:p/>
        </draw:connector>
        <draw:frame draw:style-name="gr2" draw:text-style-name="P4" draw:layer="layout" svg:width="2.679cm" svg:height="0.962cm" svg:x="6.317cm" svg:y="0.429cm">
          <draw:text-box>
            <text:p text:style-name="P4">START</text:p>
          </draw:text-box>
        </draw:frame>
        <draw:connector draw:style-name="gr5" draw:text-style-name="P3" draw:layer="layout" svg:x1="6cm" svg:y1="15.8cm" svg:x2="4.2cm" svg:y2="2.7cm" draw:start-shape="id4" draw:start-glue-point="5" draw:end-shape="id8" draw:end-glue-point="5" svg:d="M6000 15800h-2301v-13100h501" svg:viewBox="0 0 2302 13101">
          <text:p/>
        </draw:connector>
        <draw:connector draw:style-name="gr5" draw:text-style-name="P3" draw:layer="layout" svg:x1="6cm" svg:y1="9.6cm" svg:x2="4.2cm" svg:y2="2.7cm" draw:start-shape="id2" draw:start-glue-point="5" draw:end-shape="id8" draw:end-glue-point="5" svg:d="M6000 9600h-2301v-6900h501" svg:viewBox="0 0 2302 6901">
          <text:p/>
        </draw:connector>
        <draw:line draw:style-name="gr5" draw:text-style-name="P3" draw:layer="layout" svg:x1="3.699cm" svg:y1="10.6cm" svg:x2="3.699cm" svg:y2="10.4cm">
          <text:p/>
        </draw:line>
        <draw:line draw:style-name="gr5" draw:text-style-name="P3" draw:layer="layout" svg:x1="5.2cm" svg:y1="9.6cm" svg:x2="4.8cm" svg:y2="9.6cm">
          <text:p/>
        </draw:line>
        <draw:line draw:style-name="gr5" draw:text-style-name="P3" draw:layer="layout" svg:x1="5cm" svg:y1="15.8cm" svg:x2="4.8cm" svg:y2="15.8cm">
          <text:p/>
        </draw:line>
        <draw:line draw:style-name="gr5" draw:text-style-name="P3" draw:layer="layout" svg:x1="3.699cm" svg:y1="5.6cm" svg:x2="3.699cm" svg:y2="5.2cm">
          <text:p/>
        </draw:line>
        <draw:line draw:style-name="gr5" draw:text-style-name="P3" draw:layer="layout" svg:x1="12.2cm" svg:y1="18.9cm" svg:x2="12.4cm" svg:y2="18.9cm">
          <text:p/>
        </draw:line>
        <draw:line draw:style-name="gr5" draw:text-style-name="P3" draw:layer="layout" svg:x1="22.4cm" svg:y1="10.502cm" svg:x2="22.6cm" svg:y2="10.502cm">
          <text:p/>
        </draw:line>
        <draw:line draw:style-name="gr5" draw:text-style-name="P3" draw:layer="layout" svg:x1="19cm" svg:y1="2.7cm" svg:x2="18.6cm" svg:y2="2.7cm">
          <text:p/>
        </draw:line>
        <draw:frame draw:style-name="gr2" draw:text-style-name="P4" draw:layer="layout" svg:width="1cm" svg:height="0.962cm" svg:x="5.2cm" svg:y="8.6cm">
          <draw:text-box>
            <text:p text:style-name="P4">Y</text:p>
          </draw:text-box>
        </draw:frame>
        <draw:frame draw:style-name="gr2" draw:text-style-name="P4" draw:layer="layout" svg:width="1cm" svg:height="0.962cm" svg:x="5.2cm" svg:y="14.8cm">
          <draw:text-box>
            <text:p text:style-name="P4">Y</text:p>
          </draw:text-box>
        </draw:frame>
        <draw:frame draw:style-name="gr2" draw:text-style-name="P4" draw:layer="layout" svg:width="0.8cm" svg:height="0.962cm" svg:x="7.6cm" svg:y="11cm">
          <draw:text-box>
            <text:p text:style-name="P4">N</text:p>
          </draw:text-box>
        </draw:frame>
        <draw:frame draw:style-name="gr2" draw:text-style-name="P4" draw:layer="layout" svg:width="1cm" svg:height="0.962cm" svg:x="7.6cm" svg:y="17.2cm">
          <draw:text-box>
            <text:p text:style-name="P4">N</text:p>
          </draw:text-box>
        </draw:frame>
        <draw:line draw:style-name="gr5" draw:text-style-name="P3" draw:layer="layout" svg:x1="7.6cm" svg:y1="1.2cm" svg:x2="7.6cm" svg:y2="1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e ping result is picked 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art of a function:</text:p>
                <text:p/>
              </text:list-header>
            </text:list>
          </draw:text-box>
        </draw:frame>
        <draw:custom-shape draw:style-name="gr4" draw:text-style-name="P7" draw:layer="Layout" svg:width="23.2cm" svg:height="11.2cm" svg:x="2.6cm" svg:y="6.8cm">
          <text:list text:style-name="L1">
            <text:list-header>
              <text:p text:style-name="P6"><text:span text:style-name="T3">function pingURL($url,$pingfile)</text:span></text:p>
              <text:p text:style-name="P6"><text:span text:style-name="T3">{</text:span></text:p>
              <text:p text:style-name="P6"><text:span text:style-name="T3">exec("ping -c1 <text:s/>".$url." <text:s/>&gt; ".$pingfile);</text:span></text:p>
              <text:p text:style-name="P6"><text:span text:style-name="T3">…</text:span><text:span text:style-name="T3">.......</text:span></text:p>
              <text:p text:style-name="P6"><text:span text:style-name="T3">…</text:span><text:span text:style-name="T3">.....</text:span></text:p>
              <text:p text:style-name="P6"><text:span text:style-name="T3">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P Prog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figuration</text:p>
                <text:p/>
              </text:list-header>
            </text:list>
          </draw:text-box>
        </draw:frame>
        <draw:custom-shape draw:style-name="gr7" draw:text-style-name="P3" draw:layer="Layout" svg:width="23cm" svg:height="9.893cm" svg:x="2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0.2cm" svg:height="11.8cm" svg:x="4.2cm" svg:y="7.8cm">
          <draw:text-box>
            <text:p text:style-name="P8"><text:span text:style-name="T4">$pingfile="/home/pi/pingfile.txt";</text:span></text:p>
            <text:p text:style-name="P8"><text:span text:style-name="T4">$logfile="/home/pi/netmonitor.log";</text:span></text:p>
            <text:p text:style-name="P8"><text:span text:style-name="T4">$url1="virginmedia.com";</text:span></text:p>
            <text:p text:style-name="P8"><text:span text:style-name="T4">$url2="bbc.co.uk";</text:span></text:p>
            <text:p text:style-name="P8"><text:span text:style-name="T4">$time=300;//time relay is latched (modem off) in seco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Switching of the Modem</text:p>
          </draw:text-box>
        </draw:frame>
        <draw:frame draw:style-name="gr2" draw:text-style-name="P10" draw:layer="layout" svg:width="23.2cm" svg:height="9.781cm" svg:x="2.307cm" svg:y="3.617cm">
          <draw:text-box>
            <text:p text:style-name="P10"><text:span text:style-name="T5">The Raspberry Pi has GPIO (General Purpose Input Output) pins. These can be used to connect hardware inputs/outputs.</text:span></text:p>
            <text:p text:style-name="P10"><text:span text:style-name="T5"/></text:p>
            <text:p text:style-name="P10"><text:span text:style-name="T5">In our case we are going to connect a transistor which drives a relay (an electro-mechanical switch). </text:span></text:p>
            <text:p text:style-name="P10"><text:span text:style-name="T5"/></text:p>
            <text:p text:style-name="P10"><text:span text:style-name="T5">The relay: <text:s/>Rather than switching the mains supply to the modem, switches, instead, the modem's low voltage power supply.</text:span></text:p>
          </draw:text-box>
        </draw:frame>
        <draw:custom-shape draw:style-name="gr9" draw:text-style-name="P2" draw:layer="Layout" svg:width="3.6cm" svg:height="3.6cm" svg:x="4cm" svg:y="16.401cm">
          <text:p text:style-name="P2">Power</text:p>
          <text:p text:style-name="P2">Supply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3.6cm" svg:height="3.6cm" svg:x="17.924cm" svg:y="16.303cm">
          <text:p text:style-name="P2">Rela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cm" svg:height="3.6cm" svg:x="22.091cm" svg:y="16.27cm">
          <text:p text:style-name="P2">Modem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cm" svg:height="3.6cm" svg:x="8.498cm" svg:y="12.69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6cm" svg:height="0.962cm" svg:x="1.29cm" svg:y="14.023cm">
          <draw:text-box>
            <text:p text:style-name="P4">RasPi GPIO pin</text:p>
          </draw:text-box>
        </draw:frame>
        <draw:line draw:style-name="gr5" draw:text-style-name="P3" draw:layer="layout" svg:x1="6.449cm" svg:y1="14.519cm" svg:x2="8.498cm" svg:y2="14.519cm">
          <text:p/>
        </draw:line>
        <draw:frame draw:style-name="gr2" draw:text-style-name="P4" draw:layer="layout" svg:width="2.712cm" svg:height="0.962cm" svg:x="0.529cm" svg:y="17.595cm">
          <draw:text-box draw:corner-radius="0.926cm">
            <text:p text:style-name="P4">Mains</text:p>
          </draw:text-box>
        </draw:frame>
        <draw:frame draw:style-name="gr2" draw:text-style-name="P4" xml:id="id10" draw:id="id10" draw:layer="layout" svg:width="3.4cm" svg:height="0.962cm" svg:x="8.597cm" svg:y="13.791cm">
          <draw:text-box>
            <text:p text:style-name="P4">Transistor</text:p>
          </draw:text-box>
        </draw:frame>
        <draw:line draw:style-name="gr5" draw:text-style-name="P3" draw:layer="layout" svg:x1="2.745cm" svg:y1="18.091cm" svg:x2="4cm" svg:y2="18.124cm">
          <text:p/>
        </draw:line>
        <draw:line draw:style-name="gr5" draw:text-style-name="P3" draw:layer="layout" svg:x1="7.6cm" svg:y1="18.157cm" svg:x2="17.924cm" svg:y2="18.024cm">
          <text:p/>
        </draw:line>
        <draw:line draw:style-name="gr5" draw:text-style-name="P3" draw:layer="layout" svg:x1="21.524cm" svg:y1="18.024cm" svg:x2="22.091cm" svg:y2="18.058cm">
          <text:p/>
        </draw:line>
        <draw:connector draw:style-name="gr5" draw:text-style-name="P3" draw:layer="layout" svg:x1="11.997cm" svg:y1="14.272cm" svg:x2="19.724cm" svg:y2="16.303cm" draw:start-shape="id10" draw:start-glue-point="1" draw:end-shape="id11" draw:end-glue-point="0" svg:d="M11997 14272h7727v2031" svg:viewBox="0 0 7728 203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2.001cm" svg:y="0.894cm" presentation:class="title" presentation:user-transformed="true">
          <draw:text-box>
            <text:p>Controlling the GPIO p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3">Several ways of doing this.</text:p>
                <text:p>Easiest I found was to make use of a ready built </text:p>
                <text:p>open source program*</text:p>
                <text:p/>
                <text:p>*Courtesy of Gordon Henderson</text:p>
                <text:p>http://tinyurl.com/1234GPI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install the GPIO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n the web site choose the latest version, then choose 'snapshot'.</text:p>
                <text:p>Once downloaded to the Pi do this:-</text:p>
                <text:p/>
                <text:p/>
              </text:list-header>
            </text:list>
          </draw:text-box>
        </draw:frame>
        <draw:custom-shape draw:style-name="gr13" draw:text-style-name="P12" draw:layer="layout" svg:width="15.6cm" svg:height="7.6cm" svg:x="5.8cm" svg:y="10.4cm">
          <text:p text:style-name="P11"><text:span text:style-name="T4">tar xfz wiringPi-xxxxx.gz</text:span></text:p>
          <text:p text:style-name="P11"><text:span text:style-name="T4">cd wiringPi-xxxxxxx</text:span></text:p>
          <text:p text:style-name="P11"><text:span text:style-name="T4">./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PIO function</text:p>
                <text:p/>
              </text:list-header>
            </text:list>
          </draw:text-box>
        </draw:frame>
        <draw:custom-shape draw:style-name="gr14" draw:text-style-name="P3" draw:layer="layout" svg:width="24.2cm" svg:height="11.4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15.148cm" svg:height="10.734cm" svg:x="6.452cm" svg:y="7.066cm">
          <draw:text-box>
            <text:p><text:span text:style-name="T5">function setRelayOn($time)</text:span></text:p>
            <text:p><text:span text:style-name="T5">{</text:span></text:p>
            <text:p><text:span text:style-name="T5"><text:s text:c="8"/></text:span><text:span text:style-name="T5">exec ( "gpio -g mode 17 out");</text:span></text:p>
            <text:p><text:span text:style-name="T5"><text:s text:c="8"/></text:span><text:span text:style-name="T5">exec ( "gpio -g write 17 1");</text:span></text:p>
            <text:p><text:span text:style-name="T5"><text:s text:c="8"/></text:span><text:span text:style-name="T5">exec ( "gpio -g read 17",$status);</text:span></text:p>
            <text:p><text:span text:style-name="T5"><text:s text:c="8"/></text:span><text:span text:style-name="T5">print_r ($status);</text:span></text:p>
            <text:p><text:span text:style-name="T5"><text:s text:c="8"/></text:span><text:span text:style-name="T5">sleep($time);</text:span></text:p>
            <text:p><text:span text:style-name="T5"><text:s text:c="8"/></text:span><text:span text:style-name="T5">exec ( "gpio -g write 17 0");</text:span></text:p>
            <text:p><text:span text:style-name="T5"><text:s text:c="8"/></text:span><text:span text:style-name="T5">exec ( "gpio -g read 17",$status);</text:span></text:p>
            <text:p><text:span text:style-name="T5"><text:s text:c="8"/></text:span><text:span text:style-name="T5">print_r ($status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</meta:initial-creator>
    <meta:creation-date>2014-10-03T19:27:53.114638236</meta:creation-date>
    <dc:date>2014-10-13T10:36:40.516134176</dc:date>
    <dc:creator>Brian </dc:creator>
    <meta:editing-duration>PT3H3M36S</meta:editing-duration>
    <meta:editing-cycles>18</meta:editing-cycles>
    <meta:generator>LibreOffice/4.2.6.3$Linux_X86_64 LibreOffice_project/420m0$Build-3</meta:generator>
    <meta:document-statistic meta:object-count="106"/>
  </office:meta>
</office:document-meta>
</file>